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5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300644678492084112" text:style-name="L1">
        <text:list-item>
          <text:list>
            <text:list-header>
              <text:p text:style-name="P1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9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6">Warmup:</text:span><text:span text:style-name="T7"> <text:s/>2.1 miles starting at about 10:00/mile, ending at 7:30/mile averaging 8:58/mile</text:span></text:p>
      <text:list xml:id="list39519162" text:continue-numbering="true" text:style-name="L1">
        <text:list-item>
          <text:list>
            <text:list-header>
              <text:p text:style-name="P19">Run: 6<text:span text:style-name="T3"> x 0.2 miles at 7:09/mile pace with a 0.2 mile jog before each run. The 0.2 mile runs each took 85.7 seconds. The jogs before each 0.2 mile run took about 2:18.</text:span></text:p>
              <text:p text:style-name="P19">Warmdown: <text:span text:style-name="T3">½ mile in about 5:30</text:span></text:p>
              <text:p text:style-name="P20"/>
              <text:p text:style-name="P19"><text:span text:style-name="T3">Thur Nov 15, 2018 </text:span>2.25 miles<text:span text:style-name="T3"> </text:span></text:p>
              <text:p text:style-name="P20">On the Wise Center indoor track: 1 mile splits 4:55 + 4:35 = 9:30, rest 5 minutes</text:p>
              <text:p text:style-name="P20">On a recumbant stationary bike: </text:p>
              <text:list>
                <text:list-item>
                  <text:list>
                    <text:list-header>
                      <text:p text:style-name="P20"><text:s text:c="5"/>50 calorie ride in 4:10 (final pulse: 137), 25 calorie slow ride </text:p>
                      <text:p text:style-name="P20"><text:s text:c="5"/>25 calorie ride in 1:58, 25 calorie slow ride</text:p>
                      <text:p text:style-name="P2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  <text:p text:style-name="P8">Fri Nov 16, 2018 <text:span text:style-name="T2">3.5 miles </text:span><text:s text:c="2"/></text:p>
      <text:p text:style-name="P8"><text:span text:style-name="T2">Run:</text:span> 3 miles on a treadmill in about 27 minutes. <text:s/>Approximate Splits: 9:30, 9:00, 8:30</text:p>
      <text:p text:style-name="P8"><text:span text:style-name="T2">Warm down:</text:span> ½ mile in 5:00..</text:p>
      <text:p text:style-name="P8"/>
      <text:p text:style-name="P9">21 miles in the last week</text:p>
      <text:p text:style-name="P8"/>
      <text:p text:style-name="P8"/>
      <text:p text:style-name="P8"><text:soft-page-break/>Sat Nov 17, 2018 <text:span text:style-name="T2">5 miles</text:span> <text:s text:c="2"/></text:p>
      <text:p text:style-name="P8">I ran in Greendale Cemetery with 5 other runners. <text:s/>The temperature was about 35 degrees.</text:p>
      <text:p text:style-name="P8">Greendale Cemetery is on the side of a hill with one end 0.75 miles away from the other. The elevation change is about 200 feet.</text:p>
      <text:p text:style-name="P8"><text:span text:style-name="T2">Warmup:</text:span> 0.5 mile jog</text:p>
      <text:p text:style-name="P9">Run: <text:s/><text:span text:style-name="T3">We ran 3 times from the top of the cemetery to the bottom and back up again, ie 1.5 miles for each run. <text:s/>Between each time down and up we rested a few minutes. </text:span></text:p>
      <text:p text:style-name="P8">Times and average paces for the runs: 16:45 (11:10/mile), 15:22 (10:15/mile), 14:03 (9:22/mile)</text:p>
      <text:p text:style-name="P9"/>
      <text:p text:style-name="P8">Sun Nov 18, 2018 <text:span text:style-name="T2">3.5 miles</text:span> <text:s text:c="2"/></text:p>
      <text:p text:style-name="P8">I ran a mile on the Wise Center indoor track in 8:46. <text:s/>Splits: 4:36, 4:10 <text:s/></text:p>
      <text:p text:style-name="P8">I rested for 6 minutes and ran 1.5 miles on a treadmill including a ½ mile in 3:47.</text:p>
      <text:p text:style-name="P8">I rested a few minutes and walked a mile on the indoor track with Mary Jane in about 17:00.</text:p>
      <text:p text:style-name="P8"/>
      <text:p text:style-name="P8">Mon Nov 19, 2018 <text:span text:style-name="T2">6.5 miles</text:span> <text:s/></text:p>
      <text:p text:style-name="P8"><text:span text:style-name="T2">Warmup:</text:span> ½ mile to the Wise Center, rest 5 minutes and ½ mile on a treadmill in about 4:45</text:p>
      <text:p text:style-name="P8"><text:span text:style-name="T2">Run: <text:s/></text:span>5 miles on a treadmill starting at about 9:10/mile and ending at 7:14/mile</text:p>
      <text:p text:style-name="P8">Time and average pace for 5 miles: <text:s/>41:35, 8:19/mile</text:p>
      <text:p text:style-name="P8">Splits: 9:00, 8:44, 8:21, 7:58, 7:31</text:p>
      <text:p text:style-name="P9">Warm down: <text:span text:style-name="T3">½ mile jog home</text:span></text:p>
      <text:p text:style-name="P9"><text:span text:style-name="T3"/></text:p>
      <text:p text:style-name="P9"><text:span text:style-name="T3">Tues Nov 20, 2018 </text:span></text:p>
      <text:p text:style-name="P9"><text:span text:style-name="T3">I ran on a treadmill in the Wise Center.</text:span></text:p>
      <text:p text:style-name="P9">Warmup:<text:span text:style-name="T3"> 2 miles at various paces, some as fast as 7:41/mile. Ave. pace: 9:00/mile, rest 5:00</text:span></text:p>
      <text:p text:style-name="P9">Run: <text:s/><text:span text:style-name="T3">¼ mile jog, lead into a mile run in 7:32. <text:s/>Splits: 3:50, 3:42</text:span></text:p>
      <text:p text:style-name="P9">Warm down: <text:s text:c="2"/><text:span text:style-name="T3">½ mile jog </text:span></text:p>
      <text:p text:style-name="P9"><text:span text:style-name="T3"><text:s text:c="3"/></text:span></text:p>
      <text:p text:style-name="P9"><text:span text:style-name="T3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20T19:33:12.35</dc:date>
    <dc:creator>James  Lombardi</dc:creator>
    <meta:editing-duration>P6DT10H37M14S</meta:editing-duration>
    <meta:editing-cycles>510</meta:editing-cycles>
    <meta:generator>OpenOffice/4.1.2$Win32 OpenOffice.org_project/412m3$Build-9782</meta:generator>
    <meta:document-statistic meta:table-count="0" meta:image-count="0" meta:object-count="0" meta:page-count="6" meta:paragraph-count="147" meta:word-count="1984" meta:character-count="10086"/>
  </office:meta>
</office:document-meta>
</file>